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fo:font-weight="bold" officeooo:rsid="001b65dd" officeooo:paragraph-rsid="001b65d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5pt" fo:font-weight="normal" officeooo:rsid="001b65dd" officeooo:paragraph-rsid="001b65dd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officeooo:rsid="001b65dd" officeooo:paragraph-rsid="001b65dd" style:font-size-asian="13.1000003814697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rsid="001b65dd" officeooo:paragraph-rsid="001b65dd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normal" officeooo:paragraph-rsid="001b65dd" style:font-size-asian="15pt" style:font-weight-asian="normal" style:font-size-complex="15pt" style:font-weight-complex="normal"/>
    </style:style>
    <style:style style:name="P6" style:family="paragraph" style:parent-style-name="Text_20_body">
      <style:text-properties fo:font-size="15pt" fo:font-weight="normal" officeooo:rsid="001b65dd" officeooo:paragraph-rsid="001b65dd" style:font-size-asian="15pt" style:font-weight-asian="normal" style:font-size-complex="15pt" style:font-weight-complex="normal"/>
    </style:style>
    <style:style style:name="P7" style:family="paragraph" style:parent-style-name="Text_20_body">
      <style:text-properties officeooo:paragraph-rsid="001b65dd"/>
    </style:style>
    <style:style style:name="P8" style:family="paragraph" style:parent-style-name="Text_20_body">
      <style:text-properties fo:font-weight="bold" officeooo:rsid="001b65dd" officeooo:paragraph-rsid="001b65dd" style:font-weight-asian="bold" style:font-weight-complex="bold"/>
    </style:style>
    <style:style style:name="P9" style:family="paragraph" style:parent-style-name="Text_20_body">
      <style:text-properties fo:font-weight="normal" officeooo:rsid="001b65dd" officeooo:paragraph-rsid="001b65dd" style:font-weight-asian="normal" style:font-weight-complex="normal"/>
    </style:style>
    <style:style style:name="T1" style:family="text">
      <style:text-properties officeooo:rsid="001b65dd"/>
    </style:style>
    <style:style style:name="T2" style:family="text">
      <style:text-properties fo:font-size="15pt" fo:font-weight="bold" officeooo:rsid="001b65d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b65dd" style:font-size-asian="15pt" style:font-size-complex="15pt"/>
    </style:style>
    <style:style style:name="T5" style:family="text">
      <style:text-properties fo:font-size="15pt" fo:font-weight="normal" officeooo:rsid="001b65dd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b65dd" style:font-size-asian="15pt" style:font-weight-asian="normal" style:font-size-complex="15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CH ONE IS GOOD ? </text:p>
      <text:p text:style-name="P2"/>
      <text:p text:style-name="P2"/>
      <text:p text:style-name="P3">ChatGPT Plus : </text:p>
      <text:p text:style-name="P3"/>
      <text:p text:style-name="P3">Best Overall </text:p>
      <text:p text:style-name="P7"><text:span text:style-name="T5">1.Gives </text:span><text:span text:style-name="Strong_20_Emphasis"><text:span text:style-name="T5">clear planetary chart</text:span></text:span><text:span text:style-name="T5"> (Sun, Moon, Mercury, etc.) with house placements.</text:span></text:p>
      <text:p text:style-name="P7"><text:span text:style-name="T7">2.</text:span><text:span text:style-name="T6">Interprets </text:span><text:span text:style-name="Strong_20_Emphasis"><text:span text:style-name="T6">Dasha system properly</text:span></text:span><text:span text:style-name="T6"> (Jupiter–Venus window for marriage).</text:span></text:p>
      <text:p text:style-name="P7"><text:span text:style-name="T7">3.</text:span><text:span text:style-name="T6">Predicts events like marriage in </text:span><text:span text:style-name="Strong_20_Emphasis"><text:span text:style-name="T6">2026–2029</text:span></text:span><text:span text:style-name="T6"> with house support.</text:span></text:p>
      <text:p text:style-name="P7"><text:span text:style-name="T7">4.</text:span><text:span text:style-name="T6">Recognizes </text:span><text:span text:style-name="Strong_20_Emphasis"><text:span text:style-name="T6">Rahu in 7th house</text:span></text:span><text:span text:style-name="T6"> = karmic love.</text:span></text:p>
      <text:p text:style-name="P5"><text:span text:style-name="T1">5.</text:span>Suggests remedies and offers further options like compatibility checking.</text:p>
      <text:p text:style-name="P3"/>
      <text:p text:style-name="P3"/>
      <text:p text:style-name="P3">DeepSeek : </text:p>
      <text:p text:style-name="P3"/>
      <text:p text:style-name="P5"><text:span text:style-name="T1"><text:s/>1.Also does well with Dashas.</text:span></text:p>
      <text:p text:style-name="P7"><text:span text:style-name="T6"><text:s/></text:span><text:span text:style-name="T7">2.</text:span><text:span text:style-name="T6">Flags </text:span><text:span text:style-name="Strong_20_Emphasis"><text:span text:style-name="T6">Ketu in 7th house danger</text:span></text:span><text:span text:style-name="T6"> before 2026.</text:span></text:p>
      <text:p text:style-name="P7"><text:span text:style-name="T6"><text:s/></text:span><text:span text:style-name="T7">3.</text:span><text:span text:style-name="T6">Suggests </text:span><text:span text:style-name="Strong_20_Emphasis"><text:span text:style-name="T6">career-specific dates</text:span></text:span><text:span text:style-name="T6"> (e.g., Oct–Dec 2024).</text:span></text:p>
      <text:p text:style-name="P7"><text:span text:style-name="T6"><text:s/></text:span><text:span text:style-name="T7">4.</text:span><text:span text:style-name="T6">Predicts relationships pre-marriage &amp; gives </text:span><text:span text:style-name="Strong_20_Emphasis"><text:span text:style-name="T6">timeline with Rahu cycles</text:span></text:span><text:span text:style-name="T6">.</text:span></text:p>
      <text:p text:style-name="P7"><text:span text:style-name="T6"/></text:p>
      <text:p text:style-name="P8"><text:span text:style-name="T3">Qwen : </text:span></text:p>
      <text:p text:style-name="P7"><text:span text:style-name="T7">1.Strong on </text:span><text:span text:style-name="Strong_20_Emphasis"><text:span text:style-name="T7">love vs. arranged</text:span></text:span><text:span text:style-name="T7"> prediction (love-cum-arranged logic).</text:span></text:p>
      <text:p text:style-name="P7"><text:span text:style-name="T7">2.</text:span><text:span text:style-name="T6"> Lists </text:span><text:span text:style-name="Strong_20_Emphasis"><text:span text:style-name="T6">wife's traits</text:span></text:span><text:span text:style-name="T6">, potential occupations, and how you’ll meet her.</text:span></text:p>
      <text:p text:style-name="P5"><text:span text:style-name="T1">3.</text:span>Matches Rahu in 5th house with unique love interest.</text:p>
      <text:p text:style-name="P7"><text:span text:style-name="T2">Cons: <text:s/></text:span><text:span text:style-name="T3">Slight inconsistencies in signs (e.g., calls Moon sign Virgo while others say Pisces)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Grok : </text:span></text:p>
      <text:p text:style-name="P5"><text:span text:style-name="T1">1.</text:span>Too generic. Relies heavily on summary traits and textbook definitions.</text:p>
      <text:p text:style-name="P5"><text:span text:style-name="T1">2.</text:span>Lacks deep predictive analysis (e.g., doesn’t calculate Dasha results well).</text:p>
      <text:p text:style-name="P6">3. Too generalized.</text:p>
      <text:p text:style-name="P6"/>
      <text:p text:style-name="P4">Perplexity : </text:p>
      <text:p text:style-name="P4">1.<text:span text:style-name="T8">Good structure , but less light on analysis.</text:span></text:p>
      <text:p text:style-name="P4">2.<text:span text:style-name="T8">Lacks detail in interpreting planetary combinations or house influences.</text:span></text:p>
      <text:p text:style-name="P4">3.<text:span text:style-name="T8">It doesn’t go deep , like in Dasha logic.</text:span></text:p>
      <text:p text:style-name="P4"><text:span text:style-name="T8"/></text:p>
      <text:p text:style-name="P4">ChatGPT Free : </text:p>
      <text:p text:style-name="P4">1.<text:span text:style-name="T8">Redirects you to the third party or plugins.</text:span></text:p>
      <text:p text:style-name="P7"><text:span text:style-name="T2">2.</text:span><text:span text:style-name="T6">Solid baseline, but much less detailed than GPT Plus.</text:span></text:p>
      <text:p text:style-name="P7"><text:span text:style-name="T2">3.</text:span><text:span text:style-name="T6">Leans more on external site links, not native knowledge.</text:span></text:p>
      <text:p text:style-name="P7"><text:span text:style-name="T7"/></text:p>
      <text:p text:style-name="P8"><text:span text:style-name="T3">Meta Llama : </text:span></text:p>
      <text:p text:style-name="P7"><text:span text:style-name="T2">1.</text:span><text:span text:style-name="T6">Mostly gives </text:span><text:span text:style-name="Strong_20_Emphasis"><text:span text:style-name="T3">sun sign horoscopes</text:span></text:span><text:span text:style-name="T6"> and </text:span><text:span text:style-name="Strong_20_Emphasis"><text:span text:style-name="T3">Western astrology</text:span></text:span><text:span text:style-name="T6"> generalizations.</text:span></text:p>
      <text:p text:style-name="P7"><text:span text:style-name="T7">2.N</text:span><text:span text:style-name="T6">ot suitable for precise Vedic Kundli chatbots.</text:span></text:p>
      <text:p text:style-name="P7"><text:span text:style-name="T7"/></text:p>
      <text:p text:style-name="P7"><text:span text:style-name="T7"/></text:p>
      <text:p text:style-name="P8"><text:span text:style-name="T4">F</text:span><text:span text:style-name="T3">INAL RECOMMENDATION : ChatGPT / DeepSeek </text:span></text:p>
      <text:p text:style-name="P9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8:06:00.884839239</meta:creation-date>
    <dc:date>2025-07-08T18:16:56.027928585</dc:date>
    <meta:editing-duration>PT10M55S</meta:editing-duration>
    <meta:editing-cycles>1</meta:editing-cycles>
    <meta:document-statistic meta:table-count="0" meta:image-count="0" meta:object-count="0" meta:page-count="2" meta:paragraph-count="34" meta:word-count="239" meta:character-count="1592" meta:non-whitespace-character-count="1375"/>
    <meta:generator>LibreOffice/24.2.7.2$Linux_X86_64 LibreOffice_project/420$Build-2</meta:generator>
  </office:meta>
</office:document-meta>
</file>